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fi" fo:country="FI"/>
    </style:style>
    <style:style style:name="P2" style:family="paragraph" style:parent-style-name="Standard">
      <style:paragraph-properties fo:margin-left="0.4925in" fo:margin-right="0in" fo:text-indent="0in" style:auto-text-indent="false"/>
      <style:text-properties fo:language="fi" fo:country="FI"/>
    </style:style>
    <style:style style:name="P3" style:family="paragraph" style:parent-style-name="Standard">
      <style:paragraph-properties fo:margin-left="0.4925in" fo:margin-right="0in" fo:text-indent="0in" style:auto-text-indent="false"/>
      <style:text-properties style:font-name="Courier New" fo:font-size="10pt" fo:language="fi" fo:country="FI" style:font-name-asian="Courier New" style:font-size-asian="10pt" style:font-name-complex="Courier New" style:font-size-complex="10pt"/>
    </style:style>
    <style:style style:name="P4" style:family="paragraph" style:parent-style-name="Text_20_body" style:master-page-name="Standard">
      <style:paragraph-properties style:page-number="auto"/>
      <style:text-properties fo:language="fi" fo:country="FI"/>
    </style:style>
    <style:style style:name="P5" style:family="paragraph" style:parent-style-name="Esimuotoiltu_20_teksti">
      <style:paragraph-properties fo:margin-top="0in" fo:margin-bottom="0.1965in" loext:contextual-spacing="false" fo:padding="0in" fo:border="none"/>
      <style:text-properties fo:language="fi" fo:country="FI"/>
    </style:style>
    <style:style style:name="P6" style:family="paragraph" style:parent-style-name="Esimuotoiltu_20_teksti">
      <style:paragraph-properties fo:margin-left="0.4925in" fo:margin-right="0in" fo:text-indent="0in" style:auto-text-indent="false" fo:padding="0in" fo:border="none"/>
      <style:text-properties fo:language="fi" fo:country="FI"/>
    </style:style>
    <style:style style:name="P7" style:family="paragraph" style:parent-style-name="Esimuotoiltu_20_teksti">
      <style:paragraph-properties fo:margin-left="0.4925in" fo:margin-right="0in" fo:margin-top="0in" fo:margin-bottom="0.1965in" loext:contextual-spacing="false" fo:text-indent="0in" style:auto-text-indent="false" fo:padding="0in" fo:border="none"/>
      <style:text-properties fo:language="fi" fo:country="FI"/>
    </style:style>
    <style:style style:name="T1" style:family="text">
      <style:text-properties fo:language="fi" fo:country="FI"/>
    </style:style>
    <style:style style:name="T2" style:family="text">
      <style:text-properties fo:language="fi" fo:country="FI" officeooo:rsid="00016540"/>
    </style:style>
    <style:style style:name="T3" style:family="text">
      <style:text-properties style:font-name="Courier New" fo:font-size="10pt" fo:language="fi" fo:country="FI" style:font-name-asian="Courier New" style:font-size-asian="10pt" style:font-name-complex="Courier New" style:font-size-complex="10pt"/>
    </style:style>
    <style:style style:name="T4" style:family="text">
      <style:text-properties officeooo:rsid="00016540"/>
    </style:style>
    <text:list-style style:name="L1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yui_3_17_2_2_1446625144308_1026"/>Julkaisusuunnitelma:</text:p>
      <text:p text:style-name="P1"/>
      <text:p text:style-name="Standard"><text:span text:style-name="T2">1.</text:span><text:span text:style-name="T1"> Julkaisupäivä: Pe 6.11.2015.<text:line-break/>Nimi: <text:s/>RELEASE_0.1</text:span></text:p>
      <text:p text:style-name="P1">Tarkoitus: Pohja sprintin 1 työskentelylle. <text:line-break/>Sisältö: Eclipsen Dynamic Web project, jossa mukana: Maven Spring ja MySQL tietokanta. Tietokannan nimi ”asterix,” ja JPA luokat huolehtivat taulujen rakenteesta. Jenkins käytössä.<text:line-break/></text:p>
      <text:p text:style-name="P1"><text:span text:style-name="T4">2. </text:span>Julkaisupäivä: Pe 13.11.2015</text:p>
      <text:p text:style-name="P1">Nimi: <text:s/>RELEASE_0.2</text:p>
      <text:p text:style-name="P1">Sisältö: Sprintin 1 lopputulos.<text:line-break/></text:p>
      <text:p text:style-name="P1">Torstai: Varmistetaan sprintin päivittäistapaamisessa, että ollaan aikataulussa ja selvitetään mahdolliset ongelmat. Käydään läpi sprintille 1 tehdyt suunnitelmat ja vahvistetaan vielä mitä seuraavan päivän releaseen tulee mukaan. Testataan kehitystyön ohessa torstaina kääntyykö buildi. <text:line-break/></text:p>
      <text:p text:style-name="P1">Perjantai: Suunnitellaan releasen tekoa. Yhdistetään tiimin jäsenten branchit master branchiin (ne osat jotka ovat valmiit ja halutaan mukaan). Tehdään release candidate branch (nimetään git tag RELEASE_0.X_RC. Korjataan löydetyt virheet. Tehdään varsinainen release.<text:line-break/></text:p>
      <text:p text:style-name="P1"><text:span text:style-name="T4">3. </text:span>Julkaisupäivä: Pe 20.11.2015</text:p>
      <text:p text:style-name="P1">Nimi: <text:s/>RELEASE_0.3</text:p>
      <text:p text:style-name="P1">Sisältö: Sprintin 2 lopputulos.<text:line-break/><text:line-break/>Torstai: Varmistetaan sprintin päivittäistapaamisessa, että ollaan aikataulussa ja selvitetään mahdolliset ongelmat. Käydään läpi sprintille 1 tehdyt suunnitelmat ja vahvistetaan vielä mitä seuraavan päivän releaseen tulee mukaan. Testataan kehitystyön ohessa torstaina kääntyykö buildi. </text:p>
      <text:p text:style-name="P1"/>
      <text:p text:style-name="P1">Perjantai: Suunnitellaan releasen tekoa. Yhdistetään tiimin jäsenten branchit master branchiin (ne osat jotka ovat valmiit ja halutaan mukaan). Tehdään release candidate branch (nimetään git tag RELEASE_0.X_RC. Korjataan löydetyt virheet. Tehdään varsinainen release.</text:p>
      <text:p text:style-name="P1"/>
      <text:p text:style-name="P1"/>
      <text:p text:style-name="P1">Kaikille julkaisupäiville yhteiset Git-komennot (korvaa X versionumerolla):<text:line-break/><text:line-break/><text:tab/>Luodaan branch julkaisua varten:</text:p>
      <text:p text:style-name="P6">git branch RELEASE_0.X_branch</text:p>
      <text:p text:style-name="P6">git push origin RELEASE_0.X_branch</text:p>
      <text:p text:style-name="P7">git co RELEASE_0.X_branch</text:p>
      <text:p text:style-name="P2">Merkitään aluksi tagilla release candidateksi (RC):</text:p>
      <text:p text:style-name="P6">git tag RELEASE_0.X_RC</text:p>
      <text:p text:style-name="P7">git push --tags</text:p>
      <text:p text:style-name="P2">Kun kaikki on varmistuttu olevan suunittelman mukaisia ja toimivan virheettömäksi, </text:p>
      <text:p text:style-name="P2">vaihdetaan tag:</text:p>
      <text:p text:style-name="P6">git commit -a -m "versio muutettu"</text:p>
      <text:p text:style-name="P6">git tag RELEASE_0.X</text:p>
      <text:p text:style-name="P7">git push --tags</text:p>
      <text:p text:style-name="P2">Näin tagin perusteella voidaan tutkia, onko branch merkattu julkaisuvalmiiksi (ja sprintissä 2 valmis ”toimitettavaksi” asiakkaalle).</text:p>
      <text:p text:style-name="P2"/>
      <text:p text:style-name="P2">Lopuksi yhdistetään branch masteriin:</text:p>
      <text:p text:style-name="P3"><text:soft-page-break/>git co master</text:p>
      <text:p text:style-name="P3">git merge RELEASE_0.X</text:p>
      <text:p text:style-name="P3">git push</text:p>
      <text:p text:style-name="P1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fi" fo:country="FI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tsikko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Kuvaotsikko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Hakemisto" style:family="paragraph" style:parent-style-name="Standard">
      <style:paragraph-properties text:number-lines="false" text:line-number="0"/>
    </style:style>
    <style:style style:name="Esimuotoiltu_20_teksti" style:display-name="Esimuotoiltu teksti" style:family="paragraph" style:parent-style-name="Standard">
      <style:paragraph-properties fo:margin-top="0in" fo:margin-bottom="0in" loext:contextual-spacing="false"/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Absatz-Standardschriftart" style:family="text"/>
    <style:style style:name="Numerointisymbolit" style:family="text"/>
    <style:style style:name="Luettelomerkit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10:26:56</meta:creation-date>
    <dc:date>2015-11-04T14:37:47.473130317</dc:date>
    <meta:editing-cycles>47</meta:editing-cycles>
    <meta:editing-duration>PT3H39M30S</meta:editing-duration>
    <dc:creator>oppi9 </dc:creator>
    <meta:generator>LibreOffice/4.4.3.2$Linux_X86_64 LibreOffice_project/40m0$Build-2</meta:generator>
    <meta:document-statistic meta:table-count="0" meta:image-count="0" meta:object-count="0" meta:page-count="2" meta:paragraph-count="29" meta:word-count="269" meta:character-count="2235" meta:non-whitespace-character-count="1983"/>
  </office:meta>
</office:document-meta>
</file>